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F60000012C307D08A19796D295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OpenSymbol1" svg:font-family="Open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officeooo:rsid="00267a1b" officeooo:paragraph-rsid="00267a1b" style:font-size-asian="16pt" style:font-size-complex="16pt"/>
    </style:style>
    <style:style style:name="P2" style:family="paragraph" style:parent-style-name="Standard">
      <style:text-properties style:font-name="Museo 500"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style:font-name="Museo 300" fo:font-size="11pt" style:font-size-asian="11pt" style:font-size-complex="11pt"/>
    </style:style>
    <style:style style:name="P4" style:family="paragraph" style:parent-style-name="Standard">
      <style:paragraph-properties fo:margin-top="0in" fo:margin-bottom="0in" loext:contextual-spacing="false"/>
      <style:text-properties style:font-name="Museo 300" fo:font-size="11pt" officeooo:rsid="001c0c9d" officeooo:paragraph-rsid="001c0c9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style:font-name="Museo 300" fo:font-size="8pt" fo:font-style="normal" fo:font-weight="normal" officeooo:rsid="002f8f95" officeooo:paragraph-rsid="002f8f95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Museo 300" fo:font-size="8pt" fo:font-style="normal" fo:font-weight="normal" officeooo:rsid="002f8f95" officeooo:paragraph-rsid="002f8f95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 style:list-style-name="WW8Num1">
      <style:paragraph-properties fo:margin-top="0in" fo:margin-bottom="0in" loext:contextual-spacing="false" fo:line-height="100%"/>
      <style:text-properties style:font-name="Museo 300" fo:font-size="10pt" style:font-size-asian="10pt" style:font-size-complex="10pt"/>
    </style:style>
    <style:style style:name="P8" style:family="paragraph" style:parent-style-name="Standard" style:list-style-name="WW8Num1">
      <style:paragraph-properties fo:margin-top="0in" fo:margin-bottom="0in" loext:contextual-spacing="false"/>
      <style:text-properties style:font-name="Museo 300" fo:font-size="11pt" officeooo:rsid="0029a7d8" officeooo:paragraph-rsid="0029a7d8" style:font-size-asian="11pt" style:font-size-complex="11pt"/>
    </style:style>
    <style:style style:name="P9" style:family="paragraph" style:parent-style-name="Standard" style:list-style-name="WW8Num1">
      <style:paragraph-properties fo:margin-top="0in" fo:margin-bottom="0in" loext:contextual-spacing="false"/>
      <style:text-properties style:font-name="Museo 300" fo:font-size="11pt" officeooo:rsid="0029a7d8" officeooo:paragraph-rsid="002c9796" style:font-size-asian="11pt" style:font-size-complex="11pt"/>
    </style:style>
    <style:style style:name="P10" style:family="paragraph" style:parent-style-name="Standard" style:list-style-name="WW8Num1" style:master-page-name="">
      <loext:graphic-properties draw:fill="none"/>
      <style:paragraph-properties fo:margin-left="0.5in" fo:margin-right="-0.25in" fo:margin-top="0in" fo:margin-bottom="0in" loext:contextual-spacing="false" fo:text-indent="-0.4366in" style:auto-text-indent="false" style:page-number="auto" fo:background-color="transparent"/>
      <style:text-properties style:font-name="Museo 300" fo:font-size="11pt" officeooo:rsid="0029a7d8" officeooo:paragraph-rsid="0029a7d8" style:font-size-asian="11pt" style:font-size-complex="11pt"/>
    </style:style>
    <style:style style:name="T1" style:family="text">
      <style:text-properties fo:font-weight="bold" officeooo:rsid="0029a7d8" style:font-weight-asian="bold" style:font-weight-complex="bold"/>
    </style:style>
    <style:style style:name="T2" style:family="text">
      <style:text-properties fo:font-weight="bold" officeooo:rsid="00288f9d" style:font-weight-asian="bold" style:font-weight-complex="bold"/>
    </style:style>
    <style:style style:name="T3" style:family="text">
      <style:text-properties officeooo:rsid="002b54b4"/>
    </style:style>
    <style:style style:name="T4" style:family="text">
      <style:text-properties officeooo:rsid="002d95b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e wire harnesses in Javelin</text:p>
      <text:p text:style-name="P5">/home/aleph/shared-j/devel/lulzbot/TAZ/accessories/javelin/production_parts/Wire_Harnesses/</text:p>
      <text:list xml:id="list6612731959980152474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OpenSymbol1" svg:font-family="Open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officeooo:rsid="00267a1b" officeooo:paragraph-rsid="00267a1b" style:font-size-asian="16pt" style:font-size-complex="16pt"/>
    </style:style>
    <style:style style:name="MT1" style:family="text">
      <style:text-properties fo:font-weight="bold" officeooo:rsid="0029a7d8" style:font-weight-asian="bold" style:font-weight-complex="bold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4354in" fo:margin-right="0.791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p text:style-name="Footer"><draw:frame draw:style-name="Mfr1" draw:name="graphics2" text:anchor-type="paragraph" svg:x="-0.7874in" svg:y="-0.0201in" svg:width="8.4992in" svg:height="0.9992in" draw:z-index="0"><draw:image xlink:href="Pictures/10000000000009F60000012C307D08A19796D295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04-15T09:51:10.950194059</dc:date>
    <meta:editing-duration>PT6H22M48S</meta:editing-duration>
    <meta:editing-cycles>38</meta:editing-cycles>
    <meta:generator>LibreOffice/5.0.4.2$Linux_X86_64 LibreOffice_project/2b9802c1994aa0b7dc6079e128979269cf95bc78</meta:generator>
    <meta:print-date>2016-04-01T13:45:33.809187385</meta:print-date>
    <meta:document-statistic meta:table-count="0" meta:image-count="1" meta:object-count="0" meta:page-count="1" meta:paragraph-count="3" meta:word-count="7" meta:character-count="121" meta:non-whitespace-character-count="117"/>
  </office:meta>
</office:document-meta>
</file>